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01540"/>
    </style:style>
    <style:style style:name="P2" style:family="paragraph" style:parent-style-name="Standard">
      <style:text-properties style:font-name="Abyssinica SIL" officeooo:paragraph-rsid="00001540"/>
    </style:style>
    <style:style style:name="P3" style:family="paragraph" style:parent-style-name="Standard">
      <style:text-properties style:font-name="Abyssinica SIL" fo:font-size="13.5pt"/>
    </style:style>
    <style:style style:name="P4" style:family="paragraph" style:parent-style-name="Standard">
      <style:text-properties style:font-name="Abyssinica SIL" fo:font-size="13.5pt" officeooo:rsid="000223dc" officeooo:paragraph-rsid="000223dc"/>
    </style:style>
    <style:style style:name="P5" style:family="paragraph" style:parent-style-name="Standard">
      <style:text-properties style:font-name="Abyssinica SIL" fo:font-size="13.5pt" officeooo:rsid="0006ce40" officeooo:paragraph-rsid="0008096c"/>
    </style:style>
    <style:style style:name="P6" style:family="paragraph" style:parent-style-name="Standard">
      <style:text-properties style:font-name="Abyssinica SIL" fo:font-size="13.5pt" fo:font-weight="bold" style:font-weight-asian="bold" style:font-weight-complex="bold"/>
    </style:style>
    <style:style style:name="P7" style:family="paragraph" style:parent-style-name="Standard">
      <style:text-properties style:font-name="Abyssinica SIL" officeooo:rsid="00001540" officeooo:paragraph-rsid="00001540"/>
    </style:style>
    <style:style style:name="P8" style:family="paragraph" style:parent-style-name="Standard">
      <style:text-properties style:font-name="Abyssinica SIL" fo:font-weight="bold" officeooo:paragraph-rsid="00001540" style:font-weight-asian="bold" style:font-weight-complex="bold"/>
    </style:style>
    <style:style style:name="P9" style:family="paragraph" style:parent-style-name="Text_20_body">
      <style:text-properties style:font-name="Abyssinica SIL" officeooo:rsid="00052ca3" officeooo:paragraph-rsid="00052ca3"/>
    </style:style>
    <style:style style:name="P10" style:family="paragraph" style:parent-style-name="Text_20_body" style:list-style-name="L2">
      <style:text-properties style:font-name="DejaVu Sans"/>
    </style:style>
    <style:style style:name="P11" style:family="paragraph" style:parent-style-name="Text_20_body" style:list-style-name="L2">
      <style:text-properties style:font-name="DejaVu Sans" officeooo:rsid="000223dc" officeooo:paragraph-rsid="000223dc"/>
    </style:style>
    <style:style style:name="P12" style:family="paragraph" style:parent-style-name="Text_20_body">
      <style:paragraph-properties fo:margin-top="0cm" fo:margin-bottom="0cm" loext:contextual-spacing="false"/>
      <style:text-properties style:font-name="Abyssinica SIL" fo:font-size="13.5pt" officeooo:rsid="000223dc"/>
    </style:style>
    <style:style style:name="P13" style:family="paragraph" style:parent-style-name="Text_20_body" style:list-style-name="L2">
      <style:paragraph-properties fo:margin-top="0cm" fo:margin-bottom="0cm" loext:contextual-spacing="false"/>
      <style:text-properties style:font-name="DejaVu Sans" officeooo:rsid="000223dc" officeooo:paragraph-rsid="000223dc"/>
    </style:style>
    <style:style style:name="P14" style:family="paragraph" style:parent-style-name="Text_20_body" style:list-style-name="L2">
      <style:paragraph-properties fo:margin-top="0cm" fo:margin-bottom="0cm" loext:contextual-spacing="false"/>
      <style:text-properties style:font-name="DejaVu Sans"/>
    </style:style>
    <style:style style:name="P15" style:family="paragraph" style:parent-style-name="Text_20_body" style:list-style-name="L2">
      <style:paragraph-properties fo:margin-top="0cm" fo:margin-bottom="0cm" loext:contextual-spacing="false"/>
      <style:text-properties style:font-name="DejaVu Sans" officeooo:paragraph-rsid="000223dc"/>
    </style:style>
    <style:style style:name="P16" style:family="paragraph" style:parent-style-name="Text_20_body" style:list-style-name="L2">
      <style:paragraph-properties fo:margin-top="0cm" fo:margin-bottom="0cm" loext:contextual-spacing="false"/>
      <style:text-properties style:font-name="DejaVu Sans" officeooo:rsid="0003572d" officeooo:paragraph-rsid="0003572d"/>
    </style:style>
    <style:style style:name="T1" style:family="text">
      <style:text-properties officeooo:rsid="00001540"/>
    </style:style>
    <style:style style:name="T2" style:family="text">
      <style:text-properties fo:font-size="13pt" style:font-size-asian="13pt" style:font-size-complex="13pt"/>
    </style:style>
    <style:style style:name="T3" style:family="text">
      <style:text-properties fo:font-size="13pt" officeooo:rsid="00001540" style:font-size-asian="13pt" style:font-size-complex="13pt"/>
    </style:style>
    <style:style style:name="T4" style:family="text">
      <style:text-properties fo:font-size="13pt" officeooo:rsid="00001540" style:font-size-asian="11.3500003814697pt" style:font-size-complex="13pt"/>
    </style:style>
    <style:style style:name="T5" style:family="text">
      <style:text-properties fo:font-size="12pt" style:font-size-asian="10.5pt" style:font-size-complex="12pt"/>
    </style:style>
    <style:style style:name="T6" style:family="text">
      <style:text-properties style:font-name="sans-serif"/>
    </style:style>
    <style:style style:name="T7" style:family="text">
      <style:text-properties style:font-name="sans-serif" officeooo:rsid="0008096c"/>
    </style:style>
    <style:style style:name="T8" style:family="text">
      <style:text-properties style:font-name="sans-serif" officeooo:rsid="00085c0d"/>
    </style:style>
    <style:style style:name="T9" style:family="text">
      <style:text-properties fo:font-size="13.5pt"/>
    </style:style>
    <style:style style:name="T10" style:family="text">
      <style:text-properties style:font-name="NanumGothic" fo:font-size="13pt" style:font-size-asian="13pt" style:font-size-complex="13pt"/>
    </style:style>
    <style:style style:name="T11" style:family="text">
      <style:text-properties style:font-name="NanumGothic" officeooo:rsid="00001540"/>
    </style:style>
    <style:style style:name="T12" style:family="text">
      <style:text-properties style:font-name="NanumGothic" fo:font-size="13.5pt"/>
    </style:style>
    <style:style style:name="T13" style:family="text">
      <style:text-properties officeooo:rsid="000223dc"/>
    </style:style>
    <style:style style:name="T14" style:family="text">
      <style:text-properties officeooo:rsid="0003572d"/>
    </style:style>
    <style:style style:name="T15" style:family="text">
      <style:text-properties officeooo:rsid="0008096c"/>
    </style:style>
    <style:style style:name="T16" style:family="text">
      <style:text-properties officeooo:rsid="00085c0d"/>
    </style:style>
    <style:style style:name="T17"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8"/><text:span text:style-name="T1">ASSIGNMENT <text:s/>2</text:span></text:p>
      <text:p text:style-name="P1"><text:s/></text:p>
      <text:p text:style-name="P8"><text:span text:style-name="T1">1.D</text:span><text:span text:style-name="T9">ifferences between Traditional and Modern project </text:span></text:p>
      <text:p text:style-name="P6">management methodologies</text:p>
      <text:p text:style-name="P7"/>
      <text:p text:style-name="P7"><text:span text:style-name="T2">TRADITIONAL PROJECT MANAGEMENT METHODOLOGY</text:span></text:p>
      <text:p text:style-name="P7"><text:span text:style-name="T2"/></text:p>
      <text:p text:style-name="P7"><text:span text:style-name="T2">(a) </text:span><text:span text:style-name="T5">Task efficiency oriented </text:span></text:p>
      <text:p text:style-name="P7"><text:span text:style-name="T2">(b) Static</text:span></text:p>
      <text:p text:style-name="P7"><text:span text:style-name="T2">(c) Stable enviornment </text:span></text:p>
      <text:p text:style-name="P7"><text:span text:style-name="T2">(d) Few stakeholders </text:span></text:p>
      <text:p text:style-name="P7"><text:span text:style-name="T2">(e) Few organisational interfaces</text:span></text:p>
      <text:p text:style-name="P7"><text:span text:style-name="T2"/></text:p>
      <text:p text:style-name="P2"><text:s text:c="2"/><text:span text:style-name="T4">MODERN </text:span><text:span text:style-name="T3">PROJECT MANAGEMENT METHODOLOGY</text:span></text:p>
      <text:p text:style-name="P2"><text:span text:style-name="T3"/></text:p>
      <text:p text:style-name="P7"><text:span text:style-name="T2">(a) </text:span><text:span text:style-name="T5">Delevery effectiveness oriented </text:span></text:p>
      <text:p text:style-name="P7"><text:span text:style-name="T2">(b) Dynamic</text:span></text:p>
      <text:p text:style-name="P7"><text:span text:style-name="T2">(c) Fluid enviornment </text:span></text:p>
      <text:p text:style-name="P7"><text:span text:style-name="T2">(d) Many stakeholders </text:span></text:p>
      <text:p text:style-name="P7"><text:span text:style-name="T2">(e) Many organisational interfaces</text:span></text:p>
      <text:p text:style-name="P7"><text:span text:style-name="T2"/></text:p>
      <text:p text:style-name="P8"><text:span text:style-name="T3">2.</text:span><text:span text:style-name="T2">How to choose which Project Management Methodology that the project </text:span><text:span text:style-name="T9">should adapt and why? </text:span></text:p>
      <text:p text:style-name="P6"/>
      <text:p text:style-name="P4">Project management methodology are all about finding the best way to plan and execute our project.There are many types of <text:s/>Project management methodology,but choosing the most sutable Project management methodology is very importent for the success of the project.So while choosing the Project management methodology we must consider the following factors like</text:p>
      <text:p text:style-name="P4"/>
      <text:list xml:id="list2945226380373499952" text:style-name="L2">
        <text:list-item>
          <text:p text:style-name="P13">The resources organisation have </text:p>
        </text:list-item>
        <text:list-item>
          <text:p text:style-name="P15"><text:span text:style-name="T13">Timeline</text:span></text:p>
        </text:list-item>
        <text:list-item>
          <text:p text:style-name="P16"><text:span text:style-name="T9">accuracy demanted</text:span></text:p>
        </text:list-item>
        <text:list-item>
          <text:p text:style-name="P13">budget</text:p>
        </text:list-item>
        <text:list-item>
          <text:p text:style-name="P14">Risks </text:p>
        </text:list-item>
        <text:list-item>
          <text:p text:style-name="P14">Complexity <text:span text:style-name="T13">of the project</text:span> </text:p>
        </text:list-item>
        <text:list-item>
          <text:p text:style-name="P10">Project size &amp; cost </text:p>
        </text:list-item>
        <text:list-item>
          <text:p text:style-name="P11">organisational dtategic goals</text:p>
        </text:list-item>
        <text:list-item>
          <text:p text:style-name="P11">Requirments provuided <text:span text:style-name="T14">by the customer </text:span><text:s/><text:span text:style-name="T9"><text:s/></text:span></text:p>
        </text:list-item>
      </text:list>
      <text:p text:style-name="P9"><text:span text:style-name="T9"><text:s/>A Project can fail if a wrong <text:s/>methodology is choosen,also there will be huge loss in cost and time</text:span></text:p>
      <text:p text:style-name="P12"><text:soft-page-break/></text:p>
      <text:p text:style-name="P3"><text:s/><text:span text:style-name="T17">3.When do you decide if the Project has to be done in Sprints and provide an <text:s/>example?</text:span></text:p>
      <text:p text:style-name="P6"/>
      <text:p text:style-name="P5">If the project has to be completed <text:s/>within a short time and also the customer is changing the demands during the project,then we choose <text:s/>sprint method.because in sprint method <text:span text:style-name="T15">we can discuss with the customer for the verification after each phase of the project is executed</text:span> <text:s/>and thus changes can be done easier.the main advantage of this method is that the new development can be tested quickly and mistakes can be easily cleared.</text:p>
      <text:p text:style-name="P5"><text:s/><text:span text:style-name="T15">Eg: In a garment industry whenever a new stock of <text:s/>garments are arrived they have to update its new stock frequently . For this method sprint is used <text:s/></text:span><text:s text:c="2"/></text:p>
      <text:p text:style-name="P3"/>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4:07:57.731017739</meta:creation-date>
    <dc:date>2016-08-17T15:42:38.671922544</dc:date>
    <meta:editing-duration>PT2M4S</meta:editing-duration>
    <meta:editing-cycles>1</meta:editing-cycles>
    <meta:generator>LibreOffice/5.1.4.2$Linux_X86_64 LibreOffice_project/10m0$Build-2</meta:generator>
    <meta:document-statistic meta:table-count="0" meta:image-count="0" meta:object-count="0" meta:page-count="2" meta:paragraph-count="31" meta:word-count="287" meta:character-count="1887" meta:non-whitespace-character-count="1548"/>
  </office:meta>
</office:document-meta>
</file>